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iresCachingProcessingPipeline.parameterize(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ires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iresCachingProcessingPipeline.getKeyForEventPipel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iresCachingProcessingPipeline.processReader( Environment environ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ExpiresCachingProcessingPipeline.connectPipeline( Environment enviro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xpiresCachingProcessingPipeline.getValidityForEvent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iresCachingProcessingPipeline.processXMLPipeline( Environment environm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ExpiresCachingProcessingPipeline.preparePipeline( Environment environm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3">
            <text:p text:style-name="Table_20_Contents">4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